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5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26cm"/>
    </style:style>
    <style:style style:name="co5" style:family="table-column">
      <style:table-column-properties fo:break-before="auto" style:column-width="3.154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Base noise</text:p>
          </table:table-cell>
          <table:table-cell table:style-name="ce7" office:value-type="string" calcext:value-type="string">
            <text:p>Runway noise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Grav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Asphal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Wa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Airport name</text:p>
          </table:table-cell>
          <table:table-cell table:style-name="ce9" office:value-type="string" calcext:value-type="string" table:number-columns-spanned="3" table:number-rows-spanned="1">
            <text:p>Elements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Total noise of the multi-tile airport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Original airport stats</text:p>
          </table:table-cell>
          <table:covered-table-cell table:style-name="ce9"/>
          <table:table-cell table:style-name="ce9" office:value-type="string" calcext:value-type="string" table:number-columns-spanned="1" table:number-rows-spanned="2">
            <text:p>Diference of noise</text:p>
            <text:p>Multi-tiled – original</text:p>
          </table:table-cell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Runways</text:p>
          </table:table-cell>
          <table:table-cell table:style-name="ce9" office:value-type="string" calcext:value-type="string">
            <text:p>Normal aprons</text:p>
          </table:table-cell>
          <table:table-cell table:style-name="ce9" office:value-type="string" calcext:value-type="string">
            <text:p>Heliports/Helipads</text:p>
          </table:table-cell>
          <table:table-cell table:style-name="ce9" office:value-type="string" calcext:value-type="string">
            <text:p>Gravel</text:p>
          </table:table-cell>
          <table:table-cell table:style-name="ce9" office:value-type="string" calcext:value-type="string">
            <text:p>Asphalt</text:p>
          </table:table-cell>
          <table:table-cell table:style-name="ce9" office:value-type="string" calcext:value-type="string">
            <text:p>Water</text:p>
          </table:table-cell>
          <table:table-cell table:style-name="ce9" office:value-type="string" calcext:value-type="string">
            <text:p>Surface type</text:p>
          </table:table-cell>
          <table:table-cell table:style-name="ce9" office:value-type="string" calcext:value-type="string">
            <text:p>Original noise</text:p>
          </table:table-cell>
          <table:covered-table-cell table:style-name="ce9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table:formula="of:=[.$C$3]+[.C9]*[.$D$3]+[.D9]+[.E9]" office:value-type="float" office:value="3" calcext:value-type="float">
            <text:p>3</text:p>
          </table:table-cell>
          <table:table-cell table:style-name="ce6" table:formula="of:=[.$C$4]+[.C9]*[.$D$4]+[.D9]+[.E9]" office:value-type="float" office:value="6" calcext:value-type="float">
            <text:p>6</text:p>
          </table:table-cell>
          <table:table-cell table:style-name="ce4" table:formula="of:=[.$C$5]+[.C9]*[.$D$5]+[.D9]+[.E9]" office:value-type="float" office:value="3" calcext:value-type="float">
            <text:p>3</text:p>
          </table:table-cell>
          <table:table-cell table:style-name="ce4" office:value-type="string" calcext:value-type="string">
            <text:p>Gravel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BS([.J9]-[.F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mmut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table:formula="of:=[.$C$3]+[.C10]*[.$D$3]+[.D10]+[.E10]" office:value-type="float" office:value="6" calcext:value-type="float">
            <text:p>6</text:p>
          </table:table-cell>
          <table:table-cell table:style-name="ce5" table:formula="of:=[.$C$4]+[.C10]*[.$D$4]+[.D10]+[.E10]" office:value-type="float" office:value="9" calcext:value-type="float">
            <text:p>9</text:p>
          </table:table-cell>
          <table:table-cell table:style-name="ce4" table:formula="of:=[.$C$5]+[.C10]*[.$D$5]+[.D10]+[.E10]" office:value-type="float" office:value="6" calcext:value-type="float">
            <text:p>6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ABS([.J10]-[.G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table:formula="of:=[.$C$3]+[.C11]*[.$D$3]+[.D11]+[.E11]" office:value-type="float" office:value="4" calcext:value-type="float">
            <text:p>4</text:p>
          </table:table-cell>
          <table:table-cell table:style-name="ce5" table:formula="of:=[.$C$4]+[.C11]*[.$D$4]+[.D11]+[.E11]" office:value-type="float" office:value="7" calcext:value-type="float">
            <text:p>7</text:p>
          </table:table-cell>
          <table:table-cell table:style-name="ce4" table:formula="of:=[.$C$5]+[.C11]*[.$D$5]+[.D11]+[.E11]" office:value-type="float" office:value="4" calcext:value-type="float">
            <text:p>4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ABS([.J11]-[.G1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etropolit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table:formula="of:=[.$C$3]+[.C12]*[.$D$3]+[.D12]+[.E12]" office:value-type="float" office:value="5" calcext:value-type="float">
            <text:p>5</text:p>
          </table:table-cell>
          <table:table-cell table:style-name="ce5" table:formula="of:=[.$C$4]+[.C12]*[.$D$4]+[.D12]+[.E12]" office:value-type="float" office:value="10" calcext:value-type="float">
            <text:p>10</text:p>
          </table:table-cell>
          <table:table-cell table:style-name="ce4" table:formula="of:=[.$C$5]+[.C12]*[.$D$5]+[.D12]+[.E12]" office:value-type="float" office:value="4" calcext:value-type="float">
            <text:p>4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ABS([.J12]-[.G1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ternacion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table:formula="of:=[.$C$3]+[.C13]*[.$D$3]+[.D13]+[.E13]" office:value-type="float" office:value="10" calcext:value-type="float">
            <text:p>10</text:p>
          </table:table-cell>
          <table:table-cell table:style-name="ce5" table:formula="of:=[.$C$4]+[.C13]*[.$D$4]+[.D13]+[.E13]" office:value-type="float" office:value="15" calcext:value-type="float">
            <text:p>15</text:p>
          </table:table-cell>
          <table:table-cell table:style-name="ce4" table:formula="of:=[.$C$5]+[.C13]*[.$D$5]+[.D13]+[.E13]" office:value-type="float" office:value="9" calcext:value-type="float">
            <text:p>9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ABS([.J13]-[.G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tercontinent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3" table:formula="of:=[.$C$3]+[.C14]*[.$D$3]+[.D14]+[.E14]" office:value-type="float" office:value="14" calcext:value-type="float">
            <text:p>14</text:p>
          </table:table-cell>
          <table:table-cell table:style-name="ce5" table:formula="of:=[.$C$4]+[.C14]*[.$D$4]+[.D14]+[.E14]" office:value-type="float" office:value="23" calcext:value-type="float">
            <text:p>23</text:p>
          </table:table-cell>
          <table:table-cell table:style-name="ce4" table:formula="of:=[.$C$5]+[.C14]*[.$D$5]+[.D14]+[.E14]" office:value-type="float" office:value="11" calcext:value-type="float">
            <text:p>11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ABS([.J14]-[.G1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Helip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table:formula="of:=[.$C$3]+[.C15]*[.$D$3]+[.D15]+[.E15]" office:value-type="float" office:value="1" calcext:value-type="float">
            <text:p>1</text:p>
          </table:table-cell>
          <table:table-cell table:style-name="ce5" table:formula="of:=[.$C$4]+[.C15]*[.$D$4]+[.D15]+[.E15]" office:value-type="float" office:value="2" calcext:value-type="float">
            <text:p>2</text:p>
          </table:table-cell>
          <table:table-cell table:style-name="ce4" table:formula="of:=[.$C$5]+[.C15]*[.$D$5]+[.D15]+[.E15]" office:value-type="float" office:value="2" calcext:value-type="float">
            <text:p>2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ABS([.J15]-[.G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lidep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table:formula="of:=[.$C$3]+[.C16]*[.$D$3]+[.D16]+[.E16]" office:value-type="float" office:value="1" calcext:value-type="float">
            <text:p>1</text:p>
          </table:table-cell>
          <table:table-cell table:style-name="ce5" table:formula="of:=[.$C$4]+[.C16]*[.$D$4]+[.D16]+[.E16]" office:value-type="float" office:value="2" calcext:value-type="float">
            <text:p>2</text:p>
          </table:table-cell>
          <table:table-cell table:style-name="ce4" table:formula="of:=[.$C$5]+[.C16]*[.$D$5]+[.D16]+[.E16]" office:value-type="float" office:value="2" calcext:value-type="float">
            <text:p>2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ABS([.J16]-[.G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list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3" table:formula="of:=[.$C$3]+[.C17]*[.$D$3]+[.D17]+[.E17]" office:value-type="float" office:value="3" calcext:value-type="float">
            <text:p>3</text:p>
          </table:table-cell>
          <table:table-cell table:style-name="ce5" table:formula="of:=[.$C$4]+[.C17]*[.$D$4]+[.D17]+[.E17]" office:value-type="float" office:value="4" calcext:value-type="float">
            <text:p>4</text:p>
          </table:table-cell>
          <table:table-cell table:style-name="ce4" table:formula="of:=[.$C$5]+[.C17]*[.$D$5]+[.D17]+[.E17]" office:value-type="float" office:value="4" calcext:value-type="float">
            <text:p>4</text:p>
          </table:table-cell>
          <table:table-cell table:style-name="ce4" office:value-type="string" calcext:value-type="string">
            <text:p>Asphal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BS([.J17]-[.G17])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8:45:19.17731507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02T23:21:39.181851088</meta:creation-date>
    <dc:date>2021-09-19T18:47:51.956168530</dc:date>
    <meta:editing-duration>PT26M48S</meta:editing-duration>
    <meta:editing-cycles>9</meta:editing-cycles>
    <meta:generator>LibreOffice/6.4.7.2$Linux_X86_64 LibreOffice_project/40$Build-2</meta:generator>
    <meta:document-statistic meta:table-count="1" meta:cell-count="114" meta:object-count="0"/>
  </office:meta>
</office:document-meta>
</file>